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17cm"/>
    </style:style>
    <style:style style:name="co3" style:family="table-column">
      <style:table-column-properties fo:break-before="auto" style:column-width="8.9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81cm" fo:break-before="auto" style:use-optimal-row-height="false"/>
    </style:style>
    <style:style style:name="ro3" style:family="table-row">
      <style:table-row-properties style:row-height="1.55cm" fo:break-before="auto" style:use-optimal-row-height="false"/>
    </style:style>
    <style:style style:name="ro4" style:family="table-row">
      <style:table-row-properties style:row-height="1.72cm" fo:break-before="auto" style:use-optimal-row-height="false"/>
    </style:style>
    <style:style style:name="ro5" style:family="table-row">
      <style:table-row-properties style:row-height="2.103cm" fo:break-before="auto" style:use-optimal-row-height="false"/>
    </style:style>
    <style:style style:name="ro6" style:family="table-row">
      <style:table-row-properties style:row-height="1.891cm" fo:break-before="auto" style:use-optimal-row-height="false"/>
    </style:style>
    <style:style style:name="ro7" style:family="table-row">
      <style:table-row-properties style:row-height="2.295cm" fo:break-before="auto" style:use-optimal-row-height="false"/>
    </style:style>
    <style:style style:name="ro8" style:family="table-row">
      <style:table-row-properties style:row-height="1.339cm" fo:break-before="auto" style:use-optimal-row-height="false"/>
    </style:style>
    <style:style style:name="ro9" style:family="table-row">
      <style:table-row-properties style:row-height="1.147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848cm" fo:break-before="auto" style:use-optimal-row-height="true"/>
    </style:style>
    <style:style style:name="ro12" style:family="table-row">
      <style:table-row-properties style:row-height="3.272cm" fo:break-before="auto" style:use-optimal-row-height="true"/>
    </style:style>
    <style:style style:name="ro13" style:family="table-row">
      <style:table-row-properties style:row-height="2.868cm" fo:break-before="auto" style:use-optimal-row-height="true"/>
    </style:style>
    <style:style style:name="ro14" style:family="table-row">
      <style:table-row-properties style:row-height="2.464cm" fo:break-before="auto" style:use-optimal-row-height="true"/>
    </style:style>
    <style:style style:name="ro15" style:family="table-row">
      <style:table-row-properties style:row-height="4.08cm" fo:break-before="auto" style:use-optimal-row-height="true"/>
    </style:style>
    <style:style style:name="ro16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83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4" draw:name="https://senaiweb6.fieb.org.br/Corpore.Net/DXR.axd?r=1_88-efKbs" draw:style-name="gr1" draw:text-style-name="P1" svg:width="0.02cm" svg:height="0.02cm" svg:x="0cm" svg:y="11.28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5" draw:name="https://senaiweb6.fieb.org.br/Corpore.Net/DXR.axd?r=1_88-efKbs" draw:style-name="gr1" draw:text-style-name="P1" svg:width="0.02cm" svg:height="0.02cm" svg:x="0cm" svg:y="11.7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6" draw:name="https://senaiweb6.fieb.org.br/Corpore.Net/DXR.axd?r=1_88-efKbs" draw:style-name="gr1" draw:text-style-name="P1" svg:width="0.02cm" svg:height="0.02cm" svg:x="0cm" svg:y="12.19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7" draw:name="https://senaiweb6.fieb.org.br/Corpore.Net/DXR.axd?r=1_88-efKbs" draw:style-name="gr1" draw:text-style-name="P1" svg:width="0.02cm" svg:height="0.02cm" svg:x="0cm" svg:y="12.64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8" draw:name="https://senaiweb6.fieb.org.br/Corpore.Net/DXR.axd?r=1_88-efKbs" draw:style-name="gr1" draw:text-style-name="P1" svg:width="0.02cm" svg:height="0.02cm" svg:x="0cm" svg:y="13.09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9" draw:name="https://senaiweb6.fieb.org.br/Corpore.Net/DXR.axd?r=1_88-efKbs" draw:style-name="gr1" draw:text-style-name="P1" svg:width="0.02cm" svg:height="0.02cm" svg:x="0cm" svg:y="13.54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0" draw:name="https://senaiweb6.fieb.org.br/Corpore.Net/DXR.axd?r=1_88-efKbs" draw:style-name="gr1" draw:text-style-name="P1" svg:width="0.02cm" svg:height="0.02cm" svg:x="0cm" svg:y="13.99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1" draw:name="https://senaiweb6.fieb.org.br/Corpore.Net/DXR.axd?r=1_88-efKbs" draw:style-name="gr1" draw:text-style-name="P1" svg:width="0.02cm" svg:height="0.02cm" svg:x="0cm" svg:y="14.4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2" draw:name="https://senaiweb6.fieb.org.br/Corpore.Net/DXR.axd?r=1_88-efKbs" draw:style-name="gr1" draw:text-style-name="P1" svg:width="0.02cm" svg:height="0.02cm" svg:x="0cm" svg:y="14.90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3" draw:name="https://senaiweb6.fieb.org.br/Corpore.Net/DXR.axd?r=1_88-efKbs" draw:style-name="gr1" draw:text-style-name="P1" svg:width="0.02cm" svg:height="0.02cm" svg:x="0cm" svg:y="15.35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4" draw:name="https://senaiweb6.fieb.org.br/Corpore.Net/DXR.axd?r=1_88-efKbs" draw:style-name="gr1" draw:text-style-name="P1" svg:width="0.02cm" svg:height="0.02cm" svg:x="0cm" svg:y="15.80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5" draw:name="https://senaiweb6.fieb.org.br/Corpore.Net/DXR.axd?r=1_88-efKbs" draw:style-name="gr1" draw:text-style-name="P1" svg:width="0.02cm" svg:height="0.02cm" svg:x="0cm" svg:y="16.25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6" draw:name="https://senaiweb6.fieb.org.br/Corpore.Net/DXR.axd?r=1_88-efKbs" draw:style-name="gr1" draw:text-style-name="P1" svg:width="0.02cm" svg:height="0.02cm" svg:x="0cm" svg:y="16.70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7" draw:name="https://senaiweb6.fieb.org.br/Corpore.Net/DXR.axd?r=1_88-efKbs" draw:style-name="gr1" draw:text-style-name="P1" svg:width="0.02cm" svg:height="0.02cm" svg:x="0cm" svg:y="17.15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8" draw:name="https://senaiweb6.fieb.org.br/Corpore.Net/DXR.axd?r=1_88-efKbs" draw:style-name="gr1" draw:text-style-name="P1" svg:width="0.02cm" svg:height="0.02cm" svg:x="0cm" svg:y="17.61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9" draw:name="https://senaiweb6.fieb.org.br/Corpore.Net/DXR.axd?r=1_88-efKbs" draw:style-name="gr1" draw:text-style-name="P1" svg:width="0.02cm" svg:height="0.02cm" svg:x="0cm" svg:y="18.06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0" draw:name="https://senaiweb6.fieb.org.br/Corpore.Net/DXR.axd?r=1_88-efKbs" draw:style-name="gr1" draw:text-style-name="P1" svg:width="0.02cm" svg:height="0.02cm" svg:x="0cm" svg:y="18.51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1" draw:name="https://senaiweb6.fieb.org.br/Corpore.Net/DXR.axd?r=1_88-efKbs" draw:style-name="gr1" draw:text-style-name="P1" svg:width="0.02cm" svg:height="0.02cm" svg:x="0cm" svg:y="18.96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2" draw:name="https://senaiweb6.fieb.org.br/Corpore.Net/DXR.axd?r=1_88-efKbs" draw:style-name="gr1" draw:text-style-name="P1" svg:width="0.02cm" svg:height="0.02cm" svg:x="0cm" svg:y="19.41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3" draw:name="https://senaiweb6.fieb.org.br/Corpore.Net/DXR.axd?r=1_88-efKbs" draw:style-name="gr1" draw:text-style-name="P1" svg:width="0.02cm" svg:height="0.02cm" svg:x="0cm" svg:y="19.86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4" draw:name="https://senaiweb6.fieb.org.br/Corpore.Net/DXR.axd?r=1_88-efKbs" draw:style-name="gr1" draw:text-style-name="P1" svg:width="0.02cm" svg:height="0.02cm" svg:x="0cm" svg:y="20.3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5" draw:name="https://senaiweb6.fieb.org.br/Corpore.Net/DXR.axd?r=1_88-efKbs" draw:style-name="gr1" draw:text-style-name="P1" svg:width="0.02cm" svg:height="0.02cm" svg:x="0cm" svg:y="20.77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6" draw:name="https://senaiweb6.fieb.org.br/Corpore.Net/DXR.axd?r=1_88-efKbs" draw:style-name="gr1" draw:text-style-name="P1" svg:width="0.02cm" svg:height="0.02cm" svg:x="0cm" svg:y="21.22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7" draw:name="https://senaiweb6.fieb.org.br/Corpore.Net/DXR.axd?r=1_88-efKbs" draw:style-name="gr1" draw:text-style-name="P1" svg:width="0.02cm" svg:height="0.02cm" svg:x="0cm" svg:y="21.67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8" draw:name="https://senaiweb6.fieb.org.br/Corpore.Net/DXR.axd?r=1_88-efKbs" draw:style-name="gr1" draw:text-style-name="P1" svg:width="0.02cm" svg:height="0.02cm" svg:x="0cm" svg:y="22.12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9" draw:name="https://senaiweb6.fieb.org.br/Corpore.Net/DXR.axd?r=1_88-efKbs" draw:style-name="gr1" draw:text-style-name="P1" svg:width="0.02cm" svg:height="0.02cm" svg:x="0cm" svg:y="22.57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0" draw:name="https://senaiweb6.fieb.org.br/Corpore.Net/DXR.axd?r=1_88-efKbs" draw:style-name="gr1" draw:text-style-name="P1" svg:width="0.02cm" svg:height="0.02cm" svg:x="0cm" svg:y="23.02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1" draw:name="https://senaiweb6.fieb.org.br/Corpore.Net/DXR.axd?r=1_88-efKbs" draw:style-name="gr1" draw:text-style-name="P1" svg:width="0.02cm" svg:height="0.02cm" svg:x="0cm" svg:y="23.48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2" draw:name="https://senaiweb6.fieb.org.br/Corpore.Net/DXR.axd?r=1_88-efKbs" draw:style-name="gr1" draw:text-style-name="P1" svg:width="0.02cm" svg:height="0.02cm" svg:x="0cm" svg:y="23.93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3" draw:name="https://senaiweb6.fieb.org.br/Corpore.Net/DXR.axd?r=1_88-efKbs" draw:style-name="gr1" draw:text-style-name="P1" svg:width="0.02cm" svg:height="0.02cm" svg:x="0cm" svg:y="24.38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4" draw:name="https://senaiweb6.fieb.org.br/Corpore.Net/DXR.axd?r=1_88-efKbs" draw:style-name="gr1" draw:text-style-name="P1" svg:width="0.02cm" svg:height="0.02cm" svg:x="0cm" svg:y="24.83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5" draw:name="https://senaiweb6.fieb.org.br/Corpore.Net/DXR.axd?r=1_88-efKbs" draw:style-name="gr1" draw:text-style-name="P1" svg:width="0.02cm" svg:height="0.02cm" svg:x="0cm" svg:y="25.2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6" draw:name="https://senaiweb6.fieb.org.br/Corpore.Net/DXR.axd?r=1_88-efKbs" draw:style-name="gr1" draw:text-style-name="P1" svg:width="0.02cm" svg:height="0.02cm" svg:x="0cm" svg:y="25.73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7" draw:name="https://senaiweb6.fieb.org.br/Corpore.Net/DXR.axd?r=1_88-efKbs" draw:style-name="gr1" draw:text-style-name="P1" svg:width="0.02cm" svg:height="0.02cm" svg:x="0cm" svg:y="26.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8" draw:name="https://senaiweb6.fieb.org.br/Corpore.Net/DXR.axd?r=1_88-efKbs" draw:style-name="gr1" draw:text-style-name="P1" svg:width="0.02cm" svg:height="0.02cm" svg:x="0cm" svg:y="26.64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9" draw:name="https://senaiweb6.fieb.org.br/Corpore.Net/DXR.axd?r=1_88-efKbs" draw:style-name="gr1" draw:text-style-name="P1" svg:width="0.02cm" svg:height="0.02cm" svg:x="0cm" svg:y="27.09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0" draw:name="https://senaiweb6.fieb.org.br/Corpore.Net/DXR.axd?r=1_88-efKbs" draw:style-name="gr1" draw:text-style-name="P1" svg:width="0.02cm" svg:height="0.02cm" svg:x="0cm" svg:y="27.54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1" draw:name="https://senaiweb6.fieb.org.br/Corpore.Net/DXR.axd?r=1_88-efKbs" draw:style-name="gr1" draw:text-style-name="P1" svg:width="0.02cm" svg:height="0.02cm" svg:x="0cm" svg:y="27.99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2" draw:name="https://senaiweb6.fieb.org.br/Corpore.Net/DXR.axd?r=1_88-efKbs" draw:style-name="gr1" draw:text-style-name="P1" svg:width="0.02cm" svg:height="0.02cm" svg:x="0cm" svg:y="28.44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3" draw:name="https://senaiweb6.fieb.org.br/Corpore.Net/DXR.axd?r=1_88-efKbs" draw:style-name="gr1" draw:text-style-name="P1" svg:width="0.02cm" svg:height="0.02cm" svg:x="0cm" svg:y="28.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4" draw:name="https://senaiweb6.fieb.org.br/Corpore.Net/DXR.axd?r=1_88-efKbs" draw:style-name="gr1" draw:text-style-name="P1" svg:width="0.02cm" svg:height="0.02cm" svg:x="0cm" svg:y="29.35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5" draw:name="https://senaiweb6.fieb.org.br/Corpore.Net/DXR.axd?r=1_88-efKbs" draw:style-name="gr1" draw:text-style-name="P1" svg:width="0.02cm" svg:height="0.02cm" svg:x="0cm" svg:y="29.8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6" draw:name="https://senaiweb6.fieb.org.br/Corpore.Net/DXR.axd?r=1_88-efKbs" draw:style-name="gr1" draw:text-style-name="P1" svg:width="0.02cm" svg:height="0.02cm" svg:x="0cm" svg:y="30.25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7" draw:name="https://senaiweb6.fieb.org.br/Corpore.Net/DXR.axd?r=1_88-efKbs" draw:style-name="gr1" draw:text-style-name="P1" svg:width="0.02cm" svg:height="0.02cm" svg:x="0cm" svg:y="30.7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8" draw:name="https://senaiweb6.fieb.org.br/Corpore.Net/DXR.axd?r=1_88-efKbs" draw:style-name="gr1" draw:text-style-name="P1" svg:width="0.02cm" svg:height="0.02cm" svg:x="0cm" svg:y="31.15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9" draw:name="https://senaiweb6.fieb.org.br/Corpore.Net/DXR.axd?r=1_88-efKbs" draw:style-name="gr1" draw:text-style-name="P1" svg:width="0.02cm" svg:height="0.02cm" svg:x="0cm" svg:y="31.6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0" draw:name="https://senaiweb6.fieb.org.br/Corpore.Net/DXR.axd?r=1_88-efKbs" draw:style-name="gr1" draw:text-style-name="P1" svg:width="0.02cm" svg:height="0.02cm" svg:x="0cm" svg:y="32.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1" draw:name="https://senaiweb6.fieb.org.br/Corpore.Net/DXR.axd?r=1_88-efKbs" draw:style-name="gr1" draw:text-style-name="P1" svg:width="0.02cm" svg:height="0.02cm" svg:x="0cm" svg:y="32.512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row table:style-name="ro1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4-02-20" calcext:value-type="date">
            <text:p>20/02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ntação do docente e da disciplina, apresentação dos discentes e expectativas sobre a disciplina. - Conceitos de computação e computadores - Origens da computação: - História, função e prática - Representação da informação em computador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24-02-22" calcext:value-type="date">
            <text:p>22/02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- Conceitos de computação e computadores - Relação entre computador e arquitetura - Modelagem paramétrica, conceitos e exemplos. Conceitos de algoritmos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date" office:date-value="2024-02-27" calcext:value-type="date">
            <text:p>27/02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presentação dos algoritmos. - Diagrama de blocos – Fluxograma (Cálculo número e dimensões de espelhos de uma escada). Dados Computacionais parte 1(Tipos integer e floating point)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date" office:date-value="2024-02-29" calcext:value-type="date">
            <text:p>29/02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Implementação de algoritmos – tipos de dados, operações matemáticas, funções e importação de bibliotecas. (implementação em linguagem Python do algoritmo representado na aula anterior)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date" office:date-value="2024-03-05" calcext:value-type="date">
            <text:p>05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petições no Python – Parte 1. Loop while. Tipo de dados booleanos. (Representação de fluxograma e implementação de um algoritmo que calcula cotas dos pavimentos de um edifício até determinada altura.)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date" office:date-value="2024-03-07" calcext:value-type="date">
            <text:p>07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petições no Python – Parte 2. Loop while. Criação de sequências com o range. (Representação de fluxograma e implementação de um algoritmo que calcula cotas dos pavimentos de um edifício usando o número de pavimentos.)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date" office:date-value="2024-03-12" calcext:value-type="date">
            <text:p>12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tação do ambiente de programação Jupyter notebooks. (Google Colab)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date" office:date-value="2024-03-14" calcext:value-type="date">
            <text:p>14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Implementação do algoritmo da malha de pilares regular. Lógica do for múltiplo. Criação de imagens com a biblioteca matplotlib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date" office:date-value="2024-03-19" calcext:value-type="date">
            <text:p>19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licação do If statement – Algoritmo da treliça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4-03-21" calcext:value-type="date">
            <text:p>21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Manipulação de dados com Python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date" office:date-value="2024-03-26" calcext:value-type="date">
            <text:p>26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Gerando mapas com os dados do IBGE parte 1- gerando mapas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date" office:date-value="2024-03-28" calcext:value-type="date">
            <text:p>28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Gerando mapas com os dados do IBGE parte 2- gerando mapas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25" calcext:value-type="float">
            <text:p>25</text:p>
          </table:table-cell>
          <table:table-cell office:value-type="date" office:date-value="2024-04-02" calcext:value-type="date">
            <text:p>02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visão do assunto e tirando dúvidas sobre o trabalho. Entrega do trabalho – AV1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date" office:date-value="2024-04-04" calcext:value-type="date">
            <text:p>04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ntação do ambiente de trabalho – parte 1. Modelagem direta no Rhinocer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date" office:date-value="2024-04-09" calcext:value-type="date">
            <text:p>09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ntação do ambiente de trabalho – parte 2. Modelagem direta no Rhinocer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2">
          <table:table-cell office:value-type="float" office:value="31" calcext:value-type="float">
            <text:p>31</text:p>
          </table:table-cell>
          <table:table-cell office:value-type="date" office:date-value="2024-04-11" calcext:value-type="date">
            <text:p>11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ntação do ambiente de trabalho – parte 3. Modelagem paramétrica no Rhinoceros e Grasshopper. Algoritmo da sequência de pilare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date" office:date-value="2024-04-16" calcext:value-type="date">
            <text:p>16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Torres de múltiplos pavimentos parte 1 – modelagem de formas orgânica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date" office:date-value="2024-04-18" calcext:value-type="date">
            <text:p>18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Torres de múltiplos pavimentos parte 2 – modelagem de formas geométricas – conceitos de emergência da forma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date" office:date-value="2024-04-23" calcext:value-type="date">
            <text:p>23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Desenvolvimento de modelos paramétricos: Treliças planas e treliças espaciai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date" office:date-value="2024-04-25" calcext:value-type="date">
            <text:p>25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Torres de múltiplos pavimentos parte 1 – modelagem de formas orgânica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date" office:date-value="2024-04-30" calcext:value-type="date">
            <text:p>30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Torres de múltiplos pavimentos parte 2 – modelagem de formas geométricas – conceitos de emergência da forma - Modelagem digital paramétrica- Modelos de geometrias digitais- Conceitos de algoritmos generativos paramétricos. - Programação visual computacional- Geração e análise de geometria em software CAD paramétrico 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4">
          <table:table-cell office:value-type="float" office:value="43" calcext:value-type="float">
            <text:p>43</text:p>
          </table:table-cell>
          <table:table-cell office:value-type="date" office:date-value="2024-05-02" calcext:value-type="date">
            <text:p>02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Modelagem paramétrica – treliças planas e especiais. - Modelagem digital paramétrica- Modelos de geometrias digitais- Conceitos de algoritmos generativos paramétricos. - Programação visual computacional- Geração e análise de geometria em software CAD paramétrico 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4">
          <table:table-cell office:value-type="float" office:value="45" calcext:value-type="float">
            <text:p>45</text:p>
          </table:table-cell>
          <table:table-cell office:value-type="date" office:date-value="2024-05-07" calcext:value-type="date">
            <text:p>07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Modelagem paramétrica – treliças planas e especiais -parte 2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date" office:date-value="2024-05-09" calcext:value-type="date">
            <text:p>09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Desenvolvimento de modelos paramétricos: Modelando com atratores – parte 1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date" office:date-value="2024-05-14" calcext:value-type="date">
            <text:p>14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Desenvolvimento de modelos paramétricos: Modelando com atratores – parte 2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date" office:date-value="2024-05-16" calcext:value-type="date">
            <text:p>16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visão do assunto e tirando dúvidas sobre o trabalho. Entrega do trabalho – AV2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5">
          <table:table-cell office:value-type="float" office:value="53" calcext:value-type="float">
            <text:p>53</text:p>
          </table:table-cell>
          <table:table-cell office:value-type="date" office:date-value="2024-05-21" calcext:value-type="date">
            <text:p>21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- Desenvolvimento de modelos paramétricos: Form Finding - Modelagem digital paramétrica- Modelos de geometrias digitais- Conceitos de algoritmos generativos paramétricos. - Programação visual computacional- Geração e análise de geometria em software CAD paramétrico - Algoritmos Generativos Paramétricos - Simulações estruturais - Simulações e análises a partir de modelos paramétricos - Algoritmos Generativos Paramétricos - Simulações e análises a partir de modelos paramétricos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date" office:date-value="2024-05-23" calcext:value-type="date">
            <text:p>23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Interoperabilidade – parte 1 -Revit - Análise de questões construtivas - Associação com modelos BIM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57" calcext:value-type="float">
            <text:p>57</text:p>
          </table:table-cell>
          <table:table-cell office:value-type="date" office:date-value="2024-05-28" calcext:value-type="date">
            <text:p>28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Interoperabilidade – parte 2 – Archicad - Análise de questões construtivas - Associação com modelos BIM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6">
          <table:table-cell office:value-type="float" office:value="59" calcext:value-type="float">
            <text:p>59</text:p>
          </table:table-cell>
          <table:table-cell office:value-type="date" office:date-value="2024-06-04" calcext:value-type="date">
            <text:p>04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- Simulações digitais com o Laydybug tools. - Simulações de conforto ambiental - Algoritmos Generativos Paramétricos - Simulações e análises a partir de modelos paramétricos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4-06-06" calcext:value-type="date">
            <text:p>06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4-06-11" calcext:value-type="date">
            <text:p>11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4-06-13" calcext:value-type="date">
            <text:p>13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4-06-18" calcext:value-type="date">
            <text:p>18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4-06-20" calcext:value-type="date">
            <text:p>20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71" calcext:value-type="float">
            <text:p>71</text:p>
          </table:table-cell>
          <table:table-cell office:value-type="date" office:date-value="2024-06-25" calcext:value-type="date">
            <text:p>25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visão do assunto e tirando dúvidas sobre o trabalho. Entrega do trabalho – AV3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3:15.007000000</meta:creation-date>
    <dc:date>2025-02-09T18:30:23.125000000</dc:date>
    <meta:editing-duration>PT7M9S</meta:editing-duration>
    <meta:editing-cycles>2</meta:editing-cycles>
    <meta:generator>LibreOffice/7.5.5.2$Windows_X86_64 LibreOffice_project/ca8fe7424262805f223b9a2334bc7181abbcbf5e</meta:generator>
    <meta:document-statistic meta:table-count="1" meta:cell-count="324" meta:object-count="72"/>
  </office:meta>
</office:document-meta>
</file>